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3646in" fo:margin-left="-0.0125in" fo:margin-top="0in" fo:margin-bottom="0in" table:align="left" style:writing-mode="lr-tb"/>
    </style:style>
    <style:style style:name="Table1.A" style:family="table-column">
      <style:table-column-properties style:column-width="5.5833in"/>
    </style:style>
    <style:style style:name="Table1.B" style:family="table-column">
      <style:table-column-properties style:column-width="0.2493in"/>
    </style:style>
    <style:style style:name="Table1.D" style:family="table-column">
      <style:table-column-properties style:column-width="0.2819in"/>
    </style:style>
    <style:style style:name="Table1.1" style:family="table-row">
      <style:table-row-properties fo:keep-together="auto"/>
    </style:style>
    <style:style style:name="Table1.A1" style:family="table-cell">
      <style:table-cell-properties fo:background-color="#ffffff" fo:padding-left="0.0625in" fo:padding-right="0.0694in" fo:padding-top="0.0694in" fo:padding-bottom="0.0694in" fo:border="1pt solid #000001">
        <style:background-image/>
      </style:table-cell-properties>
    </style:style>
    <style:style style:name="Table2" style:family="table">
      <style:table-properties style:width="5.7083in" fo:margin-left="-0.0125in" fo:margin-top="0in" fo:margin-bottom="0in" table:align="left" style:writing-mode="lr-tb"/>
    </style:style>
    <style:style style:name="Table2.A" style:family="table-column">
      <style:table-column-properties style:column-width="2in"/>
    </style:style>
    <style:style style:name="Table2.B" style:family="table-column">
      <style:table-column-properties style:column-width="3.7076in"/>
    </style:style>
    <style:style style:name="Table2.1" style:family="table-row">
      <style:table-row-properties fo:keep-together="auto"/>
    </style:style>
    <style:style style:name="Table2.A1" style:family="table-cell">
      <style:table-cell-properties fo:background-color="#ffffff" fo:padding-left="0.0625in" fo:padding-right="0.0694in" fo:padding-top="0.0694in" fo:padding-bottom="0.0694in" fo:border="1pt solid #000001">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text-properties fo:language="pt" fo:country="BR"/>
    </style:style>
    <style:style style:name="P3" style:family="paragraph" style:parent-style-name="Standard">
      <style:paragraph-properties fo:line-height="100%" fo:orphans="0" fo:widows="0"/>
      <style:text-properties fo:language="pt" fo:country="BR"/>
    </style:style>
    <style:style style:name="P4" style:family="paragraph" style:parent-style-name="Standard">
      <style:paragraph-properties fo:line-height="100%" fo:orphans="0" fo:widows="0"/>
      <style:text-properties fo:language="pt" fo:country="BR" officeooo:rsid="00036011" officeooo:paragraph-rsid="00036011"/>
    </style:style>
    <style:style style:name="P5" style:family="paragraph" style:parent-style-name="Standard">
      <style:paragraph-properties fo:line-height="100%" fo:orphans="0" fo:widows="0"/>
      <style:text-properties fo:language="pt" fo:country="BR" officeooo:rsid="000535ea" officeooo:paragraph-rsid="000535ea"/>
    </style:style>
    <style:style style:name="P6" style:family="paragraph" style:parent-style-name="Standard">
      <style:paragraph-properties fo:line-height="100%" fo:orphans="0" fo:widows="0"/>
      <style:text-properties fo:language="pt" fo:country="BR" officeooo:rsid="00054d1a" officeooo:paragraph-rsid="00054d1a"/>
    </style:style>
    <style:style style:name="P7" style:family="paragraph" style:parent-style-name="Standard">
      <style:paragraph-properties fo:line-height="100%" fo:orphans="0" fo:widows="0"/>
      <style:text-properties fo:language="pt" fo:country="BR" officeooo:rsid="0005fd37" officeooo:paragraph-rsid="0005fd37"/>
    </style:style>
    <style:style style:name="P8" style:family="paragraph" style:parent-style-name="Standard">
      <style:text-properties fo:language="pt" fo:country="BR" officeooo:rsid="0007e0ca" officeooo:paragraph-rsid="0007e0ca"/>
    </style:style>
    <style:style style:name="P9" style:family="paragraph" style:parent-style-name="Standard">
      <style:paragraph-properties fo:line-height="100%" fo:orphans="0" fo:widows="0"/>
    </style:style>
    <style:style style:name="P10" style:family="paragraph" style:parent-style-name="Standard">
      <style:paragraph-properties fo:line-height="100%" fo:text-align="center" style:justify-single-word="false" fo:orphans="0" fo:widows="0"/>
    </style:style>
    <style:style style:name="P11" style:family="paragraph" style:parent-style-name="Standard">
      <style:text-properties officeooo:rsid="0006f17b" officeooo:paragraph-rsid="0006f17b"/>
    </style:style>
    <style:style style:name="P12" style:family="paragraph" style:parent-style-name="Standard">
      <style:text-properties officeooo:rsid="0007e0ca" officeooo:paragraph-rsid="0007e0ca"/>
    </style:style>
    <style:style style:name="P13" style:family="paragraph" style:parent-style-name="Standard">
      <style:paragraph-properties fo:line-height="100%" fo:text-align="center" style:justify-single-word="false" fo:orphans="0" fo:widows="0"/>
      <style:text-properties officeooo:rsid="0007e0ca" officeooo:paragraph-rsid="0007e0ca"/>
    </style:style>
    <style:style style:name="P14" style:family="paragraph" style:parent-style-name="Standard" style:list-style-name="WWNum1">
      <style:paragraph-properties fo:margin-top="0in" fo:margin-bottom="0in" style:contextual-spacing="true" fo:text-align="justify" style:justify-single-word="false"/>
    </style:style>
    <style:style style:name="P15" style:family="paragraph" style:parent-style-name="Standard" style:list-style-name="WWNum3">
      <style:paragraph-properties fo:margin-top="0in" fo:margin-bottom="0in" style:contextual-spacing="true"/>
    </style:style>
    <style:style style:name="P16" style:family="paragraph" style:parent-style-name="Standard" style:list-style-name="WWNum3">
      <style:paragraph-properties fo:margin-top="0in" fo:margin-bottom="0in" style:contextual-spacing="true"/>
      <style:text-properties officeooo:paragraph-rsid="00054d1a"/>
    </style:style>
    <style:style style:name="P17" style:family="paragraph" style:parent-style-name="Standard" style:list-style-name="WWNum4">
      <style:paragraph-properties fo:margin-top="0in" fo:margin-bottom="0in" style:contextual-spacing="true"/>
    </style:style>
    <style:style style:name="P18" style:family="paragraph" style:parent-style-name="Standard" style:list-style-name="WWNum2">
      <style:paragraph-properties fo:margin-top="0in" fo:margin-bottom="0in" style:contextual-spacing="true"/>
    </style:style>
    <style:style style:name="P19" style:family="paragraph" style:parent-style-name="Standard">
      <style:paragraph-properties fo:break-before="page"/>
    </style:style>
    <style:style style:name="P20" style:family="paragraph" style:parent-style-name="Standard">
      <style:paragraph-properties fo:margin-left="0.5in" fo:margin-right="0in" fo:margin-top="0in" fo:margin-bottom="0in" style:contextual-spacing="true" fo:text-indent="0in" style:auto-text-indent="false"/>
      <style:text-properties fo:language="pt" fo:country="BR"/>
    </style:style>
    <style:style style:name="P21" style:family="paragraph" style:parent-style-name="Standard" style:list-style-name="">
      <style:paragraph-properties fo:margin-left="1in" fo:margin-right="0in" fo:margin-top="0in" fo:margin-bottom="0in" style:contextual-spacing="true" fo:text-indent="0in" style:auto-text-indent="false"/>
      <style:text-properties fo:language="pt" fo:country="BR"/>
    </style:style>
    <style:style style:name="P22" style:family="paragraph" style:parent-style-name="Subtitle">
      <style:paragraph-properties fo:margin-top="0in" fo:margin-bottom="0.139in" style:contextual-spacing="false" fo:text-align="center" style:justify-single-word="false"/>
    </style:style>
    <style:style style:name="P23" style:family="paragraph" style:parent-style-name="Heading_20_2">
      <style:text-properties fo:language="pt" fo:country="BR"/>
    </style:style>
    <style:style style:name="P24" style:family="paragraph" style:parent-style-name="Title" style:master-page-name="Standard">
      <style:paragraph-properties fo:margin-top="0in" fo:margin-bottom="0in" style:contextual-spacing="false" fo:text-align="center" style:justify-single-word="false" style:page-number="1"/>
    </style:style>
    <style:style style:name="P25" style:family="paragraph" style:parent-style-name="List_20_Paragraph" style:list-style-name="WWNum5"/>
    <style:style style:name="P26" style:family="paragraph" style:parent-style-name="List_20_Paragraph">
      <style:text-properties fo:language="pt" fo:country="BR"/>
    </style:style>
    <style:style style:name="P27" style:family="paragraph">
      <style:paragraph-properties fo:text-align="center"/>
    </style:style>
    <style:style style:name="T1" style:family="text">
      <style:text-properties style:font-name="Trebuchet MS" fo:font-size="21pt" fo:language="pt" fo:country="BR" style:font-name-asian="Trebuchet MS1" style:font-size-asian="21pt" style:font-name-complex="Trebuchet MS1" style:font-size-complex="21pt"/>
    </style:style>
    <style:style style:name="T2" style:family="text">
      <style:text-properties style:font-name="Trebuchet MS" fo:font-size="13pt" fo:language="pt" fo:country="BR" fo:font-style="italic" style:font-name-asian="Trebuchet MS1" style:font-size-asian="13pt" style:font-style-asian="italic" style:font-name-complex="Trebuchet MS1" style:font-size-complex="13pt"/>
    </style:style>
    <style:style style:name="T3" style:family="text">
      <style:text-properties fo:language="pt" fo:country="BR"/>
    </style:style>
    <style:style style:name="T4" style:family="text">
      <style:text-properties fo:language="pt" fo:country="BR" style:text-underline-style="solid" style:text-underline-width="auto" style:text-underline-color="font-color"/>
    </style:style>
    <style:style style:name="T5" style:family="text">
      <style:text-properties fo:language="pt" fo:country="BR" fo:font-weight="bold" style:font-weight-asian="bold"/>
    </style:style>
    <style:style style:name="T6" style:family="text">
      <style:text-properties fo:language="pt" fo:country="BR" fo:font-style="italic" style:font-style-asian="italic"/>
    </style:style>
    <style:style style:name="T7" style:family="text">
      <style:text-properties fo:language="pt" fo:country="BR" officeooo:rsid="00054d1a"/>
    </style:style>
    <style:style style:name="T8" style:family="text">
      <style:text-properties fo:language="pt" fo:country="BR" officeooo:rsid="00089c86"/>
    </style:style>
    <style:style style:name="T9" style:family="text">
      <style:text-properties fo:color="#ff0000" fo:language="pt" fo:country="BR" fo:font-weight="bold" style:font-weight-asian="bold"/>
    </style:style>
    <style:style style:name="T10" style:family="text">
      <style:text-properties fo:color="#ff0000" fo:font-size="11pt" fo:language="pt" fo:country="BR" fo:font-weight="bold" style:font-size-asian="11pt" style:font-weight-asian="bold"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hjy8l4fcdrea"/><text:span text:style-name="T1">CES-28 Prova 3 - 2017</text:span></text:p>
      <text:p text:style-name="P22"><text:bookmark text:name="_mqshvfcthjzn"/><text:span text:style-name="T2">Sem consulta - individual - com computador - 3h</text:span></text:p>
      <text:p text:style-name="P1"><text:span text:style-name="T3">Obs.:</text:span></text:p>
      <text:list xml:id="list3837989560560831772" text:style-name="WWNum1">
        <text:list-item>
          <text:p text:style-name="P14"><text:span text:style-name="T3">Qualquer dúvida de codificação Java só pode ser sanada com textos/sites oficiais da Oracle ou JUnit.</text:span></text:p>
          <text:list>
            <text:list-item>
              <text:p text:style-name="P14"><text:span text:style-name="T3">Exceção são idiomas (ou ‘macacos’) da linguagem como sintaxe do método .equals(), ou sintaxe de set para percorrer collections, não relacionados ao exercício sendo resolvido. Nesse caso, podem procurar exemplos da sintaxe na web.</text:span></text:p>
            </text:list-item>
          </text:list>
        </text:list-item>
        <text:list-item>
          <text:p text:style-name="P14"><text:span text:style-name="T3">Sobre o uso do mockito, podem usar sites de ajuda online para procurar exemplos da sintaxe para os testes, e o próprio material da aula com pdfs, exemplos de codigo e labs, inclusive o seu código, mas sem usar código de outros alunos.</text:span></text:p>
        </text:list-item>
        <text:list-item>
          <text:p text:style-name="P14"><text:span text:style-name="T3">Questões com itens diversos, favor identificar claramente pela letra que representa o item, para que eu saiba precisamente a que item corresponde a resposta dada!</text:span></text:p>
        </text:list-item>
        <text:list-item>
          <text:p text:style-name="P14"><text:span text:style-name="T3">Só </text:span><text:span text:style-name="T4">precisa</text:span><text:span text:style-name="T3"> implementar usando o Eclipse ou outro ambiente Java as questões ou itens indicados com o rótulo </text:span><text:span text:style-name="T9">[IMPLEMENTAÇÃO]</text:span><text:span text:style-name="T3">! Para as outras questões, você </text:span><text:span text:style-name="T4">pode</text:span><text:span text:style-name="T3"> usar o Eclipse caso se sinta mais confortavel digitando os exemplos, mas não precisa de um código completo, executando. Basta incluir trechos de código no texto da resposta.</text:span></text:p>
        </text:list-item>
        <text:list-item>
          <text:p text:style-name="P14"><text:span text:style-name="T3">Submeter: a) Código completo e funcional da questão </text:span><text:span text:style-name="T9">[IMPLEMENTAÇÃO]</text:span><text:span text:style-name="T5">; b) </text:span><text:span text:style-name="T3">arquivo PDF com respostas, código incluso no texto para as outras questões. Use os números das questões para identificá-las.</text:span></text:p>
        </text:list-item>
        <text:list-item>
          <text:p text:style-name="P14"><text:span text:style-name="T3">No caso de diagramas, vale usar qualquer editor de diagrama, e vale também desenhar no papel, tirar foto, e </text:span><text:span text:style-name="T5">incluir a foto no pdf dentro da resposta, não como anexo separado</text:span><text:span text:style-name="T3">. Atenção: </text:span><text:span text:style-name="T4">use linhas grossas, garanta que a foto é legível</text:span><text:span text:style-name="T3">!!!! </text:span></text:p>
        </text:list-item>
      </text:list>
      <text:h text:style-name="P23" text:outline-level="2"><draw:rect text:anchor-type="paragraph" draw:z-index="0" draw:style-name="gr1" draw:text-style-name="P27" svg:width="0.0012in" svg:height="0.0205in" svg:x="0.0008in" svg:y="0in"><text:p/></draw:rect><text:bookmark text:name="_w8yet5siqv6j"/></text:h>
      <text:h text:style-name="Heading_20_2" text:outline-level="2"><text:bookmark text:name="_avxqt5mmyed3"/><text:span text:style-name="T3">Joãozinho programa Interpolação </text:span><text:span text:style-name="T10">[IMPLEMENTAÇÃO]</text:span></text:h>
      <text:p text:style-name="Standard"><text:span text:style-name="T3">O </text:span><text:span text:style-name="T6">package</text:span><text:span text:style-name="T3"> InterpV0 inclui uma aplicação de interpolação numérica. Há duas classes que implementam métodos de interpolação (não precisa lembrar os detalhes de CCI22, basta lembrar o conceito de interpolação). E há outra classe MyInterpolationApp que realiza todo o trabalho. A proposta principal desta questão é transformar o package de Joãozinho em 3 </text:span><text:span text:style-name="T6">packages</text:span><text:span text:style-name="T3"> Model, View e Presenter que implementam o padrão arquitetural MVP.</text:span></text:p>
      <text:p text:style-name="P2"/>
      <text:p text:style-name="Standard"><text:span text:style-name="T3">Deve incluir uma view funcional, mas que imprime no console, e com métodos que simulam entrada do usuário humano. Por exemplo, se o usuário humano deveria digitar um inteiro, basta haver um método set(int value). Quando a main() chamar este método, simulamos entrada de usuário. </text:span></text:p>
      <text:p text:style-name="P2"/>
      <text:p text:style-name="P2"/>
      <text:p text:style-name="P19"><text:span text:style-name="T3">Deve garantir que:</text:span></text:p>
      <text:list xml:id="list6425156755439960615" text:style-name="WWNum3">
        <text:list-item>
          <text:p text:style-name="P15"><text:span text:style-name="T5">[2 pt] O conceito de camadas seja seguido estritamente, e cada camada esteja em um package separado</text:span><text:span text:style-name="T3">. </text:span></text:p>
        </text:list-item>
      </text:list>
      <text:p text:style-name="P20"/>
      <text:list xml:id="list154416028149637" text:continue-numbering="true" text:style-name="WWNum3">
        <text:list-item>
          <text:p text:style-name="P16"><text:span text:style-name="T5">[2 pt]</text:span><text:span text:style-name="T3"> Que seja possível adicionar outras implementações da camada View, com as mesmas responsabilidades, e usar várias inst</text:span></text:p>
        </text:list-item>
        <text:list-item>
          <text:p text:style-name="P16"><text:span text:style-name="T7"><text:s text:c="4"/>private InterpolationMethod interpolationModel;</text:span><text:span text:style-name="T3">âncias de Views diferentes ao mesmo tempo com a mesma instância de Presenter e Model, </text:span><text:span text:style-name="T5">sem necessitar mudar o código de Presenter ou Model</text:span><text:span text:style-name="T3">. </text:span></text:p>
        </text:list-item>
      </text:list>
      <text:p text:style-name="P20"/>
      <text:list xml:id="list154416364365304" text:continue-numbering="true" text:style-name="WWNum3">
        <text:list-item>
          <text:p text:style-name="P15"><text:span text:style-name="T5">[2 pt] SUBQUESTÃO </text:span><text:span text:style-name="T9">[IMPLEMENTAÇÃO]</text:span><text:span text:style-name="T5">:</text:span><text:span text:style-name="T3"> (</text:span><text:span text:style-name="T4">esta parte envolve um padrão de projeto além do MVP</text:span><text:span text:style-name="T3">). Seja possível implementar e escolher outros algoritmos de interpolação, </text:span><text:span text:style-name="T5">sem precisar mudar nada no código além de uma chamada de método para registrar o novo algoritmo.</text:span><text:span text:style-name="T3"> </text:span><text:span text:style-name="T6">As camadas superiores apenas precisam escolher uma String correspondendo ao nome do método de interpolação desejado.</text:span><text:span text:style-name="T3"> </text:span></text:p>
        </text:list-item>
      </text:list>
      <text:p text:style-name="P21"/>
      <text:p text:style-name="Standard"><text:span text:style-name="T5">[1 pt ]</text:span><text:span text:style-name="T3"> Para cada uma das responsabilidades de MyInterpolationApp, indicadas com comentários no código e listadas abaixo, indique marcando uma <text:s/>colunas entre M, V ou P neste documento em qual camada deve ser incluída CADA responsabilidade. </text:span><text:span text:style-name="T5">DEVE CORRESPONDER AO SEU CÓDIGO</text:span><text:span text:style-name="T3">:</text:span></text:p>
      <text:p text:style-name="P2"/>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
          </table:table-cell>
          <table:table-cell table:style-name="Table1.A1" office:value-type="string">
            <text:p text:style-name="P9"><text:span text:style-name="T3">M</text:span></text:p>
          </table:table-cell>
          <table:table-cell table:style-name="Table1.A1" office:value-type="string">
            <text:p text:style-name="P9"><text:span text:style-name="T3">V</text:span></text:p>
          </table:table-cell>
          <table:table-cell table:style-name="Table1.A1" office:value-type="string">
            <text:p text:style-name="P9"><text:span text:style-name="T3">P</text:span></text:p>
          </table:table-cell>
        </table:table-row>
        <table:table-row table:style-name="Table1.1">
          <table:table-cell table:style-name="Table1.A1" office:value-type="string">
            <text:list xml:id="list9046401685245052671" text:style-name="WWNum4">
              <text:list-item>
                <text:p text:style-name="P17"><text:span text:style-name="T3">RESPONSABILITY: DEFINIR PONTO DE INTERPOLACAO (LEITURA ENTRADA DE USUARIO HUMANO)</text:span></text:p>
              </text:list-item>
            </text:list>
          </table:table-cell>
          <table:table-cell table:style-name="Table1.A1" office:value-type="string">
            <text:p text:style-name="P3"/>
          </table:table-cell>
          <table:table-cell table:style-name="Table1.A1" office:value-type="string">
            <text:p text:style-name="P4">X</text:p>
          </table:table-cell>
          <table:table-cell table:style-name="Table1.A1" office:value-type="string">
            <text:p text:style-name="P3"/>
          </table:table-cell>
        </table:table-row>
        <table:table-row table:style-name="Table1.1">
          <table:table-cell table:style-name="Table1.A1" office:value-type="string">
            <text:list xml:id="list154415629142476" text:continue-numbering="true" text:style-name="WWNum4">
              <text:list-item>
                <text:p text:style-name="P17"><text:span text:style-name="T3">RESPONSABILITY: DEFINIR QUAL EH O ARQUIVO COM DADOS DE PONTOS DA FUNCAO (LEITURA ENTRADA DE USUARIO HUMANO)</text:span></text:p>
              </text:list-item>
            </text:list>
          </table:table-cell>
          <table:table-cell table:style-name="Table1.A1" office:value-type="string">
            <text:p text:style-name="P3"/>
          </table:table-cell>
          <table:table-cell table:style-name="Table1.A1" office:value-type="string">
            <text:p text:style-name="P4">X</text:p>
          </table:table-cell>
          <table:table-cell table:style-name="Table1.A1" office:value-type="string">
            <text:p text:style-name="P3"/>
          </table:table-cell>
        </table:table-row>
        <table:table-row table:style-name="Table1.1">
          <table:table-cell table:style-name="Table1.A1" office:value-type="string">
            <text:list xml:id="list154415627266575" text:continue-numbering="true" text:style-name="WWNum4">
              <text:list-item>
                <text:p text:style-name="P17"><text:span text:style-name="T3">RESPONSABILITY: ABRIR E LER ARQUIVO DE DADOS</text:span></text:p>
              </text:list-item>
            </text:list>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P5">X</text:p>
          </table:table-cell>
        </table:table-row>
        <table:table-row table:style-name="Table1.1">
          <table:table-cell table:style-name="Table1.A1" office:value-type="string">
            <text:list xml:id="list154416448059305" text:continue-numbering="true" text:style-name="WWNum4">
              <text:list-item>
                <text:p text:style-name="P17"><text:span text:style-name="T3">RESPONSABILITY: IMPRIMIR RESULTADOS</text:span></text:p>
              </text:list-item>
            </text:list>
          </table:table-cell>
          <table:table-cell table:style-name="Table1.A1" office:value-type="string">
            <text:p text:style-name="P3"/>
          </table:table-cell>
          <table:table-cell table:style-name="Table1.A1" office:value-type="string">
            <text:p text:style-name="P4"/>
          </table:table-cell>
          <table:table-cell table:style-name="Table1.A1" office:value-type="string">
            <text:p text:style-name="P5">X</text:p>
          </table:table-cell>
        </table:table-row>
        <table:table-row table:style-name="Table1.1">
          <table:table-cell table:style-name="Table1.A1" office:value-type="string">
            <text:list xml:id="list154416935243445" text:continue-numbering="true" text:style-name="WWNum4">
              <text:list-item>
                <text:p text:style-name="P17"><text:span text:style-name="T3">RESPONSABILITY: DADO O VALOR DE X, EFETIVAMENTE LER O ARQUIVO</text:span></text:p>
              </text:list-item>
            </text:list>
          </table:table-cell>
          <table:table-cell table:style-name="Table1.A1" office:value-type="string">
            <text:p text:style-name="P4"/>
          </table:table-cell>
          <table:table-cell table:style-name="Table1.A1" office:value-type="string">
            <text:p text:style-name="P3"/>
          </table:table-cell>
          <table:table-cell table:style-name="Table1.A1" office:value-type="string">
            <text:p text:style-name="P4">X</text:p>
          </table:table-cell>
        </table:table-row>
        <table:table-row table:style-name="Table1.1">
          <table:table-cell table:style-name="Table1.A1" office:value-type="string">
            <text:list xml:id="list154416405785156" text:continue-numbering="true" text:style-name="WWNum4">
              <text:list-item>
                <text:p text:style-name="P17"><text:span text:style-name="T3">RESPONSABILITY: DADO O VALOR DE X, EFETIVAMENTE CHAMAR O CALCULO</text:span></text:p>
              </text:list-item>
            </text:list>
          </table:table-cell>
          <table:table-cell table:style-name="Table1.A1" office:value-type="string">
            <text:p text:style-name="P4"/>
          </table:table-cell>
          <table:table-cell table:style-name="Table1.A1" office:value-type="string">
            <text:p text:style-name="P3"/>
          </table:table-cell>
          <table:table-cell table:style-name="Table1.A1" office:value-type="string">
            <text:p text:style-name="P4">X</text:p>
          </table:table-cell>
        </table:table-row>
        <table:table-row table:style-name="Table1.1">
          <table:table-cell table:style-name="Table1.A1" office:value-type="string">
            <text:list xml:id="list154416748769007" text:continue-numbering="true" text:style-name="WWNum4">
              <text:list-item>
                <text:p text:style-name="P17"><text:span text:style-name="T3">RESPONSABILITY: CRIAR O OBJETO CORRESPONDENTE AO METODO DE INTERPOLACAO DESEJADO</text:span></text:p>
              </text:list-item>
            </text:list>
          </table:table-cell>
          <table:table-cell table:style-name="Table1.A1" office:value-type="string">
            <text:p text:style-name="P7">X</text:p>
          </table:table-cell>
          <table:table-cell table:style-name="Table1.A1" office:value-type="string">
            <text:p text:style-name="P7"/>
          </table:table-cell>
          <table:table-cell table:style-name="Table1.A1" office:value-type="string">
            <text:p text:style-name="P6"/>
          </table:table-cell>
        </table:table-row>
        <table:table-row table:style-name="Table1.1">
          <table:table-cell table:style-name="Table1.A1" office:value-type="string">
            <text:list xml:id="list154415588226179" text:continue-numbering="true" text:style-name="WWNum4">
              <text:list-item>
                <text:p text:style-name="P17"><text:span text:style-name="T3">RESPONSABILIDADE: EFETIVAMENTE IMPLEMENTAR UM METODO DE INTERPOLACAO</text:span></text:p>
              </text:list-item>
            </text:list>
          </table:table-cell>
          <table:table-cell table:style-name="Table1.A1" office:value-type="string">
            <text:p text:style-name="P4">X</text:p>
          </table:table-cell>
          <table:table-cell table:style-name="Table1.A1" office:value-type="string">
            <text:p text:style-name="P3"/>
          </table:table-cell>
          <table:table-cell table:style-name="Table1.A1" office:value-type="string">
            <text:p text:style-name="P3"/>
          </table:table-cell>
        </table:table-row>
      </table:table>
      <text:p text:style-name="P2"/>
      <text:p text:style-name="P2"/>
      <text:p text:style-name="P2"/>
      <text:h text:style-name="P23" text:outline-level="2"><draw:rect text:anchor-type="paragraph" draw:z-index="1" draw:style-name="gr1" draw:text-style-name="P27" svg:width="0.0012in" svg:height="0.0205in" svg:x="0.0008in" svg:y="0in"><text:p/></draw:rect><text:bookmark text:name="_x5heyw9nzyw4"/><text:soft-page-break/></text:h>
      <text:h text:style-name="Heading_20_2" text:outline-level="2"><text:bookmark text:name="_pdndq7arlqem"/><text:span text:style-name="T3">GRASP x SOLID</text:span></text:h>
      <text:p text:style-name="Standard"><text:span text:style-name="T5">[1pt : 0.5 por princípio]</text:span><text:span text:style-name="T3"> Para a solução do exercício da interpolação, explique como a solução final promove 2 princípios GRASP ou SOLID (não vale os princípios que apenas definem menor acoplamento e separação de responsabilidades, High Coesion, Low Coupling, Single Responsability).</text:span></text:p>
      <text:h text:style-name="P23" text:outline-level="2"><draw:rect text:anchor-type="paragraph" draw:z-index="2" draw:style-name="gr1" draw:text-style-name="P27" svg:width="0.0012in" svg:height="0.0205in" svg:x="0.0008in" svg:y="0in"><text:p/></draw:rect><text:bookmark text:name="_l94hpey2jpmi"/></text:h>
      <text:h text:style-name="Heading_20_2" text:outline-level="2"><text:bookmark text:name="_jvne01fi1ufy"/><text:span text:style-name="T3">DPs são tijolos para construir Frameworks</text:span></text:h>
      <text:p text:style-name="Standard"><text:span text:style-name="T5">[2 pt: 2 * { a) [0.5] b [0.5] } ]</text:span></text:p>
      <text:p text:style-name="Standard"><text:span text:style-name="T3">Escolha </text:span><text:span text:style-name="T5">2 (dois)</text:span><text:span text:style-name="T3"> DPs que </text:span><text:span text:style-name="T4">ao serem aplicados como parte do código de um Framework</text:span><text:span text:style-name="T3">, promovam: </text:span></text:p>
      <text:list xml:id="list3296563710457780690" text:style-name="WWNum5">
        <text:list-item>
          <text:p text:style-name="P25"><text:span text:style-name="T3">o </text:span><text:span text:style-name="T5">reuso de código</text:span><text:span text:style-name="T3"> </text:span></text:p>
        </text:list-item>
        <text:list-item>
          <text:p text:style-name="P25"><text:span text:style-name="T3">a </text:span><text:span text:style-name="T5">separação de interesses</text:span><text:span text:style-name="T3"> (separation of concerns), entre o código do framework e o código do programador-usuário do framework.</text:span></text:p>
        </text:list-item>
      </text:list>
      <text:p text:style-name="P26"><text:bookmark text:name="_GoBack"/></text:p>
      <text:p text:style-name="Standard"><text:span text:style-name="T3">Explique conceitualmente como cada um 2 DPs promove os 2 conceitos a) e b). Vale usar diagramas UML na explicação, mas </text:span><text:span text:style-name="T6">deixe claro o que deve ser implementado pelo framework e o que deve ser implementado pelo programador-usuário do framework</text:span><text:span text:style-name="T3">.</text:span></text:p>
      <text:p text:style-name="Standard"/>
      <text:p text:style-name="P11"><text:span text:style-name="T3">Singleton: O framework poderia implementar uma classe singleton com métodos muito úteis para o usuário.</text:span></text:p>
      <text:p text:style-name="P11"><text:span text:style-name="T3"><text:tab/>Por exemplo, uma classe que seja capaz de desenhar na tela. <text:s/>O framework poderia implementar um singleton com funções otimizadas para desenhar na tela. Por ser um singleton o usuário-programador não precisaria se preocupar em manter uma cópia do objeto por todo o código. </text:span></text:p>
      <text:p text:style-name="P11"><text:span text:style-name="T3"><text:tab/>O reuso do código está na maior parte por conta do usuário-programador, pois ele pode utilizar como quiser as funções do framework facilmente. No caso da classe gráfica, cabe ao usuário definir a forma geométrica a ser desenhada, sua cor, posição e tamanho.</text:span></text:p>
      <text:p text:style-name="P11"/>
      <text:p text:style-name="P12"><text:span text:style-name="T3">Strategy: O framework pode possuir várias soluções para um problema e o usuário programador escolhe a que lhe é mais útil.</text:span></text:p>
      <text:p text:style-name="P12"><text:span text:style-name="T3"><text:tab/>Por exemplo, o framework possui diferentes métodos de interpolação de dados. O usuário não precisa nem entender como funcionam, nem mexer neles, apenas escolher qual o melhor para se usar no momento.</text:span></text:p>
      <text:p text:style-name="P12"><text:span text:style-name="T3"><text:tab/>O código se torna reutilizável pois o usuário-programador pode modificar a estratégia caso a entrada mude. No exemplo, ele pode simplesmente ficar trocando os métodos sempre que os dados a se interpolar mudem.</text:span></text:p>
      <text:h text:style-name="P23" text:outline-level="2"><draw:rect text:anchor-type="paragraph" draw:z-index="3" draw:style-name="gr1" draw:text-style-name="P27" svg:width="0.0012in" svg:height="0.0205in" svg:x="0.0008in" svg:y="0in"><text:p/></draw:rect><text:bookmark text:name="_ktsymdxvq3vg"/><text:soft-page-break/></text:h>
      <text:h text:style-name="Heading_20_2" text:outline-level="2"><text:bookmark text:name="_ybx391th2w4p"/><text:span text:style-name="T3">Abusus non tollit Usum</text:span></text:h>
      <text:p text:style-name="P2"/>
      <table:table table:name="Table2" table:style-name="Table2">
        <table:table-column table:style-name="Table2.A"/>
        <table:table-column table:style-name="Table2.B"/>
        <table:table-row table:style-name="Table2.1">
          <table:table-cell table:style-name="Table2.A1" office:value-type="string">
            <text:p text:style-name="P9"><text:span text:style-name="T3">Conceito</text:span></text:p>
          </table:table-cell>
          <table:table-cell table:style-name="Table2.A1" office:value-type="string">
            <text:p text:style-name="P9"><text:span text:style-name="T3">Consequência do Abuso do conceito</text:span></text:p>
            <text:p text:style-name="P9"><text:span text:style-name="T3">Marque o número apropriado conforme lista abaixo</text:span></text:p>
          </table:table-cell>
        </table:table-row>
        <table:table-row table:style-name="Table2.1">
          <table:table-cell table:style-name="Table2.A1" office:value-type="string">
            <text:p text:style-name="P9"><text:span text:style-name="T3">Singleton DP</text:span></text:p>
          </table:table-cell>
          <table:table-cell table:style-name="Table2.A1" office:value-type="string">
            <text:p text:style-name="P10"><text:span text:style-name="T3">3</text:span></text:p>
          </table:table-cell>
        </table:table-row>
        <table:table-row table:style-name="Table2.1">
          <table:table-cell table:style-name="Table2.A1" office:value-type="string">
            <text:p text:style-name="P9"><text:span text:style-name="T3">Dependency Injection</text:span></text:p>
          </table:table-cell>
          <table:table-cell table:style-name="Table2.A1" office:value-type="string">
            <text:p text:style-name="P13"><text:span text:style-name="T3">2</text:span></text:p>
          </table:table-cell>
        </table:table-row>
        <table:table-row table:style-name="Table2.1">
          <table:table-cell table:style-name="Table2.A1" office:value-type="string">
            <text:p text:style-name="P9"><text:span text:style-name="T3">Getters and Setters</text:span></text:p>
          </table:table-cell>
          <table:table-cell table:style-name="Table2.A1" office:value-type="string">
            <text:p text:style-name="P13"><text:span text:style-name="T3">1</text:span></text:p>
          </table:table-cell>
        </table:table-row>
      </table:table>
      <text:p text:style-name="P2"/>
      <text:list xml:id="list761455757016705260" text:style-name="WWNum2">
        <text:list-item>
          <text:p text:style-name="P18"><text:span text:style-name="T3">Excessiva quantidade de código e classes auxiliares para inicializar objetos</text:span></text:p>
        </text:list-item>
        <text:list-item>
          <text:p text:style-name="P18"><text:span text:style-name="T3">Acoplamento excessivo e código difícil de entender devido à proliferação de Dependências e conflitos de nomes.</text:span></text:p>
        </text:list-item>
        <text:list-item>
          <text:p text:style-name="P18"><text:span text:style-name="T3">Confusão semântica dependendo da ordem de chamada de métodos, resultando em objetos com estado inválido.</text:span></text:p>
        </text:list-item>
      </text:list>
      <text:p text:style-name="P2"/>
      <text:p text:style-name="Standard"><text:span text:style-name="T3">a) </text:span><text:span text:style-name="T5">[0.5]</text:span><text:span text:style-name="T3"> Associe cada conceito à consequência do seu abuso, marcando os números apropriados na a tabela acima, conforme a lista acima.</text:span></text:p>
      <text:p text:style-name="P2"/>
      <text:p text:style-name="Standard"><text:span text:style-name="T3">b) </text:span><text:span text:style-name="T5">[1 ]</text:span><text:span text:style-name="T3"> Escolha Singleton ou Dependency Injection e explique a causa da consequência, explicando o contexto do abuso do conceito. </text:span></text:p>
      <text:p text:style-name="P2"/>
      <text:p text:style-name="P8">Singleton: Como existe apenas uma instancia da classe por todo o código, ela pode ser modificada a qualquer momento. Então pode ser que ela seja mudada dentro de uma várias funções dificultando entender o que está acontecendo com ela.</text:p>
      <text:p text:style-name="P2"/>
      <text:p text:style-name="Standard"><text:span text:style-name="T3">c) </text:span><text:span text:style-name="T5">[0.5] </text:span><text:span text:style-name="T3">Para o mesmo conceito escolhido em b), explique um contexto de uso apropriado, em que há razões claras para se utilizar o conceito sem incorrer nas consequências negativas.</text:span></text:p>
      <text:p text:style-name="Standard"/>
      <text:p text:style-name="P12"><text:span text:style-name="T3">Um bom uso para singleton é leitura de arquivo de dados que não serão modificados, mas serão bastante utilizados pelo código. O problema vem das possíveis modificações que os dados do singleton podem sofrer pelo caminho, contudo se os dados forem para leitura apenas </text:span><text:span text:style-name="T8">não haverá problema.</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0" style:font-name="Arial" fo:font-family="Arial" style:font-family-generic="roman" style:font-pitch="variable" fo:font-size="11pt" fo:language="en" fo:country="non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style:contextual-spacing="fals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3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3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3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3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58"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11:20:00</meta:creation-date>
    <dc:language>pt-BR</dc:language>
    <dc:date>2017-11-20T15:44:14.825149106</dc:date>
    <meta:editing-cycles>4</meta:editing-cycles>
    <meta:editing-duration>P0D</meta:editing-duration>
    <meta:generator>LibreOffice/4.2.8.2$Linux_X86_64 LibreOffice_project/420m0$Build-2</meta:generator>
    <meta:document-statistic meta:table-count="2" meta:image-count="0" meta:object-count="0" meta:page-count="4" meta:paragraph-count="70" meta:word-count="1197" meta:character-count="7431" meta:non-whitespace-character-count="63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